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0.1889583333333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9.63333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Tuple assignment at class level (e.g. 'val (a, b) = tuple')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till debating whether this useful, or if it should even happen. Lots of core CLR methods use methods with no parameters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This will potentially break other parts of the compiler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Implement newline handling / parser specification for newlin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Latest test seems pretty crazy, and works just fine, so I'm marking this done for now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5" table:style-name="ce4">
            <text:p>5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.45" table:style-name="ce4">
            <text:p>45%</text:p>
          </table:table-cell>
          <table:table-cell office:value-type="string" table:style-name="ce1">
            <text:p>Several keywords have been implemented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Change <text:s/>'where' clause for type bounds to be integrated into generic type brackets […]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d support for parsing MatchCases into PartialFunction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dd optional space instead of dot for accessing class/trait/module/variant/mixin membe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Add support for arbitrary class level expressions (assignments become class members, other expressions get shuffled into the constructor)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Not thoroughly tested, but working for several test cases</text:p>
          </table:table-cell>
          <table:table-cell table:number-columns-repeated="1637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5">
            <text:p>Add check for assignments through try/catch. Basically a try/catch which assigns a variable should require that the variable is actually an option[T], not T, since the assignment can break</text:p>
            <text:p>if there is an exception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ouble check try/catch as an assignment expression.</text:p>
          </table:table-cell>
          <table:table-cell table:number-columns-repeated="2" table:style-name="ce1"/>
          <table:table-cell table:style-name="ce4"/>
          <table:table-cell table:number-columns-repeated="16379" table:style-name="ce1"/>
        </table:table-row>
        <table:table-row table:number-rows-repeated="2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Type inference for fields defined at class level initialized to literal valu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Type inference for fields defined at class level initialized to non-literal valu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resolve / resolved for compile time parameter / field value resolution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.65" table:style-name="ce4">
            <text:p>6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lower type bounds to type system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85" table:style-name="ce4">
            <text:p>85%</text:p>
          </table:table-cell>
          <table:table-cell office:value-type="string" table:style-name="ce1">
            <text:p>Still need to implement the metadata (attribute) and have the compiler pick it up on assembly load from referenced assemb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implicit classes (used for extension methods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implicit conversions (used for call-site type conversion from A -&gt; B)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dd Numeric trait to Fireball internal library, and setup builtin conversions for primative numeric typ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ix 'typeof(SomeType[])' to work properly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number-rows-repeated="13" table:style-name="ro1">
          <table:table-cell/>
          <table:table-cell table:number-columns-repeated="3" table:style-name="ce1"/>
          <table:table-cell table:style-name="ce4"/>
          <table:table-cell table:number-columns-repeated="16379"/>
        </table:table-row>
        <table:table-row table:number-rows-repeated="43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Things that need to get done to get to language spec</dc:title>
    <meta:keyword>Bootstrapper;Compiler;Todo</meta:keyword>
    <meta:initial-creator>Kevin W. DiVincenzo</meta:initial-creator>
    <dc:creator>DiVincenzo, Kevin</dc:creator>
    <meta:creation-date>2015-06-27T21:57:26Z</meta:creation-date>
    <dc:date>2015-10-23T22:58:23Z</dc:date>
  </office:meta>
</office:document-meta>
</file>